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1700000073644B390F.png" manifest:media-type="image/png"/>
  <manifest:file-entry manifest:full-path="Pictures/100002010000031E000002023ED54B06.png" manifest:media-type="image/png"/>
  <manifest:file-entry manifest:full-path="Pictures/1000000000000270000001A695BAB149.jpg" manifest:media-type="image/jpeg"/>
  <manifest:file-entry manifest:full-path="Pictures/100002010000031E00000244FA543E97.png" manifest:media-type="image/png"/>
  <manifest:file-entry manifest:full-path="Pictures/10000000000004DA0000030E2EB875B4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18cm" svg:stroke-color="#cc66ff" draw:marker-start-width="0.227cm" draw:marker-end-width="0.227cm" draw:fill-color="#cc66ff" draw:textarea-horizontal-align="justify" draw:textarea-vertical-align="middle" draw:auto-grow-height="false" fo:min-height="0cm" fo:min-width="0.376cm" fo:padding-top="0.134cm" fo:padding-bottom="0.134cm" fo:padding-left="0.259cm" fo:padding-right="0.259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3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</style:style>
    <style:style style:name="gr5" style:family="graphic" style:parent-style-name="standard">
      <style:graphic-properties svg:stroke-color="#6600cc" draw:fill-color="#cc66ff" draw:textarea-horizontal-align="justify" draw:textarea-vertical-align="middle" draw:auto-grow-height="false" fo:min-height="0.014cm" fo:min-width="0.376cm"/>
    </style:style>
    <style:style style:name="gr6" style:family="graphic" style:parent-style-name="standard">
      <style:graphic-properties svg:stroke-color="#990099" draw:fill-color="#cc66ff" draw:textarea-horizontal-align="justify" draw:textarea-vertical-align="middle" draw:auto-grow-height="false" fo:min-height="0.014cm" fo:min-width="0.3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8" style:family="graphic">
      <style:graphic-properties style:protect="size"/>
    </style:style>
    <style:style style:name="gr9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.199cm, 0.113cm, 0cm, 0cm)" draw:image-opacity="100%" style:mirror="none"/>
    </style:style>
    <style:style style:name="gr10" style:family="graphic" style:parent-style-name="standard">
      <style:graphic-properties svg:stroke-width="0.1cm" svg:stroke-color="#cc0000" draw:marker-start-width="0.35cm" draw:marker-end-width="0.35cm" draw:fill="none" draw:textarea-horizontal-align="justify" draw:textarea-vertical-align="middle" draw:auto-grow-height="false" fo:min-height="0.65cm" fo:min-width="14.6cm" fo:padding-top="0.175cm" fo:padding-bottom="0.175cm" fo:padding-left="0.3cm" fo:padding-right="0.3cm"/>
    </style:style>
    <style:style style:name="gr11" style:family="graphic" style:parent-style-name="standard">
      <style:graphic-properties draw:fill-color="#99ccff" draw:textarea-horizontal-align="justify" draw:textarea-vertical-align="middle" draw:auto-grow-height="false" fo:min-height="0.717cm" fo:min-width="16.3cm" fo:wrap-option="no-wrap"/>
    </style:style>
    <style:style style:name="gr1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.156cm, 0.151cm)" draw:image-opacity="100%" style:mirror="none"/>
    </style:style>
    <style:style style:name="gr13" style:family="graphic" style:parent-style-name="objectwithoutfill">
      <style:graphic-properties svg:stroke-width="0.1cm" svg:stroke-color="#cc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svg:stroke-width="0.2cm" svg:stroke-color="#cc0000" draw:marker-start-width="0.5cm" draw:marker-end-width="0.5cm" draw:fill="none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svg:stroke-width="0.1cm" svg:stroke-color="#cc0000" draw:marker-start-width="0.35cm" draw:marker-end-width="0.35cm" draw:fill="none" draw:textarea-horizontal-align="justify" draw:textarea-vertical-align="middle" draw:auto-grow-height="false" fo:min-height="0.924cm" fo:min-width="2.23cm" fo:padding-top="0.175cm" fo:padding-bottom="0.175cm" fo:padding-left="0.3cm" fo:padding-right="0.3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c66ff"/>
      <style:paragraph-properties fo:text-align="center"/>
    </style:style>
    <style:style style:name="P3" style:family="paragraph">
      <loext:graphic-properties draw:fill="none" draw:fill-color="#ffffff"/>
      <style:text-properties fo:font-size="10.5pt" fo:font-weight="normal" style:font-size-asian="10.5pt" style:font-weight-asian="normal" style:font-size-complex="10.5pt" style:font-weight-complex="normal"/>
    </style:style>
    <style:style style:name="P4" style:family="paragraph">
      <loext:graphic-properties draw:fill="none" draw:fill-color="#ffffff"/>
      <style:text-properties fo:font-size="10.5pt" style:font-size-asian="10.5pt" style:font-size-complex="10.5pt"/>
    </style:style>
    <style:style style:name="P5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22pt" style:font-size-asian="22pt" style:font-size-complex="22pt"/>
    </style:style>
    <style:style style:name="P10" style:family="paragraph">
      <loext:graphic-properties draw:fill-color="#99ccff"/>
      <style:paragraph-properties fo:text-align="center"/>
      <style:text-properties fo:font-size="22pt" style:font-size-asian="22pt" style:font-size-complex="22pt"/>
    </style:style>
    <style:style style:name="P11" style:family="paragraph">
      <loext:graphic-properties draw:fill-color="#ffffff"/>
      <style:text-properties style:font-size-asian="20pt"/>
    </style:style>
    <style:style style:name="T1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10.515cm" svg:height="6.62cm" svg:x="5.285cm" svg:y="8.18cm">
          <draw:image xlink:href="Pictures/10000000000004DA0000030E2EB875B4.jpg" xlink:type="simple" xlink:show="embed" xlink:actuate="onLoad">
            <text:p/>
          </draw:image>
        </draw:frame>
        <draw:frame draw:style-name="gr1" draw:text-style-name="P1" draw:layer="layout" svg:width="5.282cm" svg:height="3.572cm" svg:x="8.318cm" svg:y="4.228cm">
          <draw:image xlink:href="Pictures/1000000000000270000001A695BAB149.jpg" xlink:type="simple" xlink:show="embed" xlink:actuate="onLoad">
            <text:p/>
          </draw:image>
        </draw:frame>
        <draw:custom-shape draw:style-name="gr2" draw:text-style-name="P2" draw:layer="layout" svg:width="1cm" svg:height="0.4cm" svg:x="13cm" svg:y="5.281cm">
          <text:p text:style-name="P8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1cm" svg:height="0.4cm" svg:x="13cm" svg:y="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3" draw:layer="layout" svg:width="6cm" svg:height="0.681cm" svg:x="14cm" svg:y="5cm">
          <draw:text-box>
            <text:p><text:span text:style-name="T1">USB①</text:span><text:span text:style-name="T1">（</text:span><text:span text:style-name="T1">FTDI-Console)</text:span></text:p>
          </draw:text-box>
        </draw:frame>
        <draw:frame draw:style-name="gr4" draw:text-style-name="P4" draw:layer="layout" svg:width="4cm" svg:height="1.081cm" svg:x="14cm" svg:y="5.934cm">
          <draw:text-box>
            <text:p><text:span text:style-name="T2">USB②</text:span><text:span text:style-name="T2">（</text:span><text:span text:style-name="T2">Edison)</text:span></text:p>
          </draw:text-box>
        </draw:frame>
        <draw:custom-shape draw:style-name="gr5" draw:text-style-name="P2" draw:layer="layout" svg:width="1cm" svg:height="0.528cm" svg:x="14.8cm" svg:y="11.87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1cm" svg:height="0.528cm" svg:x="14.8cm" svg:y="12.71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5" draw:layer="layout" svg:width="6cm" svg:height="0.806cm" svg:x="15.8cm" svg:y="12.6cm">
          <draw:text-box>
            <text:p><text:span text:style-name="T3">USB①</text:span><text:span text:style-name="T3">（</text:span><text:span text:style-name="T3">FTDI-Console)</text:span></text:p>
          </draw:text-box>
        </draw:frame>
        <draw:frame draw:style-name="gr7" draw:text-style-name="P6" draw:layer="layout" svg:width="4cm" svg:height="0.806cm" svg:x="15.8cm" svg:y="11.594cm">
          <draw:text-box>
            <text:p><text:span text:style-name="T4">USB②</text:span><text:span text:style-name="T4">（</text:span><text:span text:style-name="T4">Edison)</text:span></text:p>
          </draw:text-box>
        </draw:frame>
        <presentation:notes draw:style-name="dp2">
          <draw:page-thumbnail draw:style-name="gr8" draw:layer="layout" svg:width="14.848cm" svg:height="11.135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draw:style-name="gr9" draw:text-style-name="P8" draw:layer="layout" svg:width="28.21cm" svg:height="18cm" svg:x="0cm" svg:y="0.115cm">
          <draw:image xlink:href="Pictures/100002010000031E000002023ED54B06.png" xlink:type="simple" xlink:show="embed" xlink:actuate="onLoad">
            <text:p/>
          </draw:image>
        </draw:frame>
        <draw:custom-shape draw:style-name="gr10" draw:text-style-name="P1" draw:layer="layout" svg:width="15.2cm" svg:height="1cm" svg:x="4.2cm" svg:y="2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6.8cm" svg:height="0.967cm" svg:x="5.8cm" svg:y="4.8cm">
          <text:p text:style-name="P9"><text:span text:style-name="T5">アドレスバーに </text:span><text:span text:style-name="T5">devmgmt.msc </text:span><text:span text:style-name="T5">と入力してエンター</text:span></text:p>
          <draw:enhanced-geometry svg:viewBox="0 0 21600 21600" draw:glue-points="10800 0 0 10800 10800 21600 21600 10800 ?f40 ?f41" draw:text-areas="0 0 21600 21600" draw:type="rectangular-callout" draw:modifiers="2438.85483006964 -38915.70247933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8" draw:layer="layout" svg:width="14.848cm" svg:height="11.135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draw:style-name="gr12" draw:text-style-name="P8" draw:layer="layout" svg:width="27.6cm" svg:height="19.999cm" svg:x="0.2cm" svg:y="0cm">
          <draw:image xlink:href="Pictures/100002010000031E00000244FA543E97.png" xlink:type="simple" xlink:show="embed" xlink:actuate="onLoad">
            <text:p/>
          </draw:image>
        </draw:frame>
        <draw:line draw:style-name="gr13" draw:text-style-name="P1" draw:layer="layout" svg:x1="0.8cm" svg:y1="12.9cm" svg:x2="11.8cm" svg:y2="12.9cm">
          <text:p/>
        </draw:line>
        <presentation:notes draw:style-name="dp2">
          <draw:page-thumbnail draw:style-name="gr8" draw:layer="layout" svg:width="14.848cm" svg:height="11.135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draw:style-name="gr14" draw:text-style-name="P8" draw:layer="layout" svg:width="24.366cm" svg:height="10.042cm" svg:x="1.317cm" svg:y="1.08cm">
          <draw:image xlink:href="Pictures/100002010000011700000073644B390F.png" xlink:type="simple" xlink:show="embed" xlink:actuate="onLoad">
            <text:p/>
          </draw:image>
        </draw:frame>
        <draw:line draw:style-name="gr15" draw:text-style-name="P1" draw:layer="layout" svg:x1="4.283cm" svg:y1="4.48cm" svg:x2="21.283cm" svg:y2="4.48cm">
          <text:p/>
        </draw:line>
        <draw:custom-shape draw:style-name="gr16" draw:text-style-name="P1" draw:layer="layout" svg:width="4cm" svg:height="1.8cm" svg:x="15.883cm" svg:y="2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4.848cm" svg:height="11.135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itagami</meta:initial-creator>
    <meta:creation-date>2015-06-27T11:29:00.918524868</meta:creation-date>
    <dc:date>2015-06-27T13:53:54.806914075</dc:date>
    <dc:creator>kitagami</dc:creator>
    <meta:editing-duration>PT16M20S</meta:editing-duration>
    <meta:editing-cycles>2</meta:editing-cycles>
    <meta:generator>LibreOffice/4.4.2.2$Linux_x86 LibreOffice_project/40m0$Build-2</meta:generator>
    <meta:document-statistic meta:object-count="47"/>
  </office:meta>
</office:document-meta>
</file>